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Calibri" style:font-family-asian="Calibri" style:font-family-complex="Calibri" fo:background-color="transparent" style:use-window-font-color="true" fo:font-style="italic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Тип игры</text:span><text:span text:style-name="T2"><text:s/></text:span><text:span text:style-name="T3">пдатформер - это 2</text:span><text:span text:style-name="T4">d<text:s/></text:span><text:span text:style-name="T5">игра, в которой есть игровой уровень состоящий из различных препятствий, подвижных и не подвижных элементов . Персонаж упровляемый игроком и противники управляемые искуственным интелектом.</text:span></text:p>
      <text:p text:style-name="P1"><text:span text:style-name="T6">Ссылка на игру:</text:span><text:span text:style-name="T7"/></text:p>
      <text:p text:style-name="P1"><text:a xlink:href="https://www.youtube.com/watch?v=C6Iw-dqSnAU&amp;ab_channel=PrimakGame"><text:span text:style-name="T8">https://www.youtube.com/watch?v=C6Iw-dqSnAU&amp;ab_channel=PrimakGame</text:span></text:a><text:span text:style-name="T9"/></text:p>
      <text:p text:style-name="P1"><text:span text:style-name="T10">и</text:span></text:p>
      <text:p text:style-name="P1"><text:a xlink:href="https://www.youtube.com/watch?v=dgxkTfP2IwQ&amp;ab_channel=MaddoxxRetroGames"><text:span text:style-name="T11">https://www.youtube.com/watch?v=dgxkTfP2IwQ&amp;ab_channel=MaddoxxRetroGames</text:span></text:a><text:span text:style-name="T12"/></text:p>
      <text:p text:style-name="P1"><text:span text:style-name="T12"/></text:p>
      <text:p text:style-name="P1"><text:span text:style-name="T13">Игровые особенности:</text:span><text:span text:style-name="T14"/></text:p>
      <text:p text:style-name="P1"><text:span text:style-name="T14">-Цель игры добраться до конца уровня</text:span></text:p>
      <text:p text:style-name="P1"><text:span text:style-name="T14">-Игровой персонаж умеет перемещаться в двух плоскостях и<text:s text:c="2"/>стрелять</text:span></text:p>
      <text:p text:style-name="P1"><text:span text:style-name="T14">- Перемещение и стрельбы осуществляется с клавиатуры</text:span></text:p>
      <text:p text:style-name="P1"><text:span text:style-name="T14">-У игрока три единицы здоровья и три жизни:</text:span></text:p>
      <text:p text:style-name="P1"><text:span text:style-name="T14"><text:s text:c="3"/>После потеи трех единиц здоровья персонаж погибает и возраждается на месте гибели.<text:s text:c="2"/>После потери всех жизней игра заканчивается. </text:span></text:p>
      <text:p text:style-name="P1"><text:span text:style-name="T14">-Противники делятся на три типа:</text:span></text:p>
      <text:p text:style-name="P1"><text:span text:style-name="T14"><text:s text:c="3"/>1. Обычные -<text:s text:c="2"/>перемещаются по уровню погибают от одного попадания.</text:span></text:p>
      <text:p text:style-name="P1"><text:span text:style-name="T14"><text:s text:c="3"/>2. Усилиленные - выдерживают три попадания, умеют стрелять.</text:span></text:p>
      <text:p text:style-name="P1"><text:span text:style-name="T14"><text:s text:c="3"/>3. Летающие - перемещаются по прямой и по кривой, будут внезапно появлятся из-за<text:s text:c="17"/>краев экрана. </text:span></text:p>
      <text:p text:style-name="P1"><text:span text:style-name="T14">-<text:s text:c="2"/>В игре присутствуют бонусы:</text:span></text:p>
      <text:p text:style-name="P1"><text:span text:style-name="T14"><text:s text:c="4"/>1. Лечение -по уровню будут разбросвны банки красного цвета востонавливабщие одну жизнь.</text:span></text:p>
      <text:p text:style-name="P1"><text:span text:style-name="T14"><text:s text:c="4"/>2. Оружие - в игре присутствует два дополнительных вида оружия<text:s/></text:span><text:span text:style-name="T15">Spread Gun<text:s/></text:span><text:span text:style-name="T16">и<text:s/></text:span><text:span text:style-name="T17">Machine Gun</text:span><text:span text:style-name="T18">. Оружие может<text:s text:c="4"/>выпасть из убитого противника. При подборе бонуса с оружием, оружие меняется.<text:s text:c="2"/>Бонус с оружием будет находится на земле в течении 15 секунд после чего исчезнет.При гибели персонажа оружие сбрасывается до базового. (Идея с оружием взята из игры Contra<text:s/></text:span><text:span text:style-name="T19">Ссылка на игру</text:span><text:span text:style-name="T20">:<text:s/></text:span><text:a xlink:href="https://www.youtube.com/watch?v=2mWZlNOzdv8&amp;ab_channel=PEG"><text:span text:style-name="T21">https://www.youtube.com/watch?v=2mWZlNOzdv8&amp;ab_channel=PEG</text:span></text:a><text:span text:style-name="T22">)</text:span></text:p>
      <text:p text:style-name="P1"><text:span text:style-name="T22"><text:s text:c="4"/>3. Золото - отвечает за очки получаемые персонажем, будет как разбросано по уровню, так и переодически выпадать из противников.</text:span></text:p>
      <text:p text:style-name="P1"><text:span text:style-name="T22"><text:s text:c="4"/>4. Щит - выпадает из противников(редко), делает персонаж не уязвимым на 30 секунд.</text:span></text:p>
      <text:p text:style-name="P1"><text:span text:style-name="T22">- Накопление очков: во время игры игрок будет подбирать золото и накапливать очки. При наборе определенного количества очков игрок будет получать дополнительную жизнь.</text:span></text:p>
      <text:p text:style-name="P1"><text:span text:style-name="T22">- Задний фон двигается при движении персонажа на встречу камере</text:span></text:p>
      <text:p text:style-name="P1"><text:span text:style-name="T22">- В игре присутствует музыка</text:span></text:p>
      <text:p text:style-name="P1"><text:span text:style-name="T22">- В игре есть звуки</text:span></text:p>
      <text:p text:style-name="P1"><text:span text:style-name="T22"/></text:p>
      <text:p text:style-name="P1"><text:span text:style-name="T23">UI</text:span></text:p>
      <text:p text:style-name="P1"><text:span text:style-name="T24">В игре присутствуют следующие элементы:</text:span></text:p>
      <text:p text:style-name="P1"><text:span text:style-name="T25">Главное меню<text:s/></text:span><text:span text:style-name="T26">- отображается при входе в игру. Состоит из трех кнопок: “Начать игру”, “Настройки” и "Выход из игры".</text:span></text:p>
      <text:p text:style-name="P1"><text:span text:style-name="T27">Меню настройки<text:s/></text:span><text:span text:style-name="T28">- состоит из заголовка “Настройки”, и 2 UI-элемента checkbox - включение выключение музыки, включение выключение звука, кнопка “ОК” для выходя из этого меню.</text:span></text:p>
      <text:p text:style-name="P1"><text:span text:style-name="T29">Меню паузы<text:s text:c="2"/></text:span><text:span text:style-name="T30">- состоит из заголовка "Пауза" и четырех кнопок "Продолжить", "Настройки" и "Выход"(имеется в виду возврат на главное меню игры).</text:span></text:p>
      <text:p text:style-name="P1"><text:span text:style-name="T31">Меню окончания уровня</text:span><text:span text:style-name="T32"><text:s/>- Содержит информацию об окончании уровня, количество набранных очков и две кнопки "Начать с начала" и "Выход"</text:span><text:span text:style-name="T33"/></text:p>
      <text:p text:style-name="P1"><text:span text:style-name="T33">Меню гибели<text:s/></text:span><text:span text:style-name="T34">- содержит информацию о проигрыше игрока и две кнопки "Начать с начала" и "Выход"</text:span></text:p>
      <text:p text:style-name="P1"><text:span text:style-name="T35">Игровой интерфейс</text:span></text:p>
      <text:p text:style-name="P1"><text:span text:style-name="T36">Распологается в верхней части эерана.<text:s text:c="2"/>Содержит информацию о количестве жизней игрока, количестве доступных продолжений и счетчик очков.</text:span></text:p>
      <text:p text:style-name="P1"><text:span text:style-name="T37">Элементы навигации</text:span></text:p>
      <text:p text:style-name="P1"><text:span text:style-name="T38">- Кнопка "Начать игру" ведет в игру.</text:span></text:p>
      <text:p text:style-name="P1"><text:span text:style-name="T38">- Кнопка "Настройки" ведет в меню настроеу. Здесь можно включить и выключить музыку и звук Кнопка "ОК" в меню настроек закрывает окно.</text:span></text:p>
      <text:p text:style-name="P1"><text:span text:style-name="T38">- Кнопка "Выход из игры" вызывает меню с заголовком "Вы точно хотите выйти?" и кнопками "Да" и "Нет". Кнопка "Да" закрывает игру, кнопка "Нет" сворачивает окно выхода.</text:span></text:p>
      <text:p text:style-name="P1"><text:span text:style-name="T38">- На клавиатуре кнопка<text:s/></text:span><text:span text:style-name="T39">ESC<text:s/></text:span><text:span text:style-name="T40">вызывает меню паузы.</text:span></text:p>
      <text:p text:style-name="P1"><text:span text:style-name="T40">- Кнопка "Продолжить" закрывает меню паузы.</text:span></text:p>
      <text:p text:style-name="P1"><text:span text:style-name="T40">- Кнопка "Начать с начала" вызывает меню с заголоовком "Вы точно хотите начать с начала?" и кнопками "Да" и "Нет". Кнопка "Да" перезапускает уровень, кнопка "Нет" закрывает меню запроса.</text:span></text:p>
      <text:p text:style-name="P1"><text:span text:style-name="T40">- Кнопка "Выход" вызывает меню состоящее из заголовка "Вы хотите выйти в основное меню?" и кнопок "Да" и "Нет". Кнопка "Да" загружет главное меню игры, кнопка "Нет" закрывет меню запроса.</text:span></text:p>
      <text:p text:style-name="P1"><text:span text:style-name="T40"/></text:p>
      <text:p text:style-name="P1"><text:span text:style-name="T41">Чек-лист</text:span><text:span text:style-name="T42">:</text:span><text:span text:style-name="T43"/></text:p>
      <text:p text:style-name="P1"><text:span text:style-name="T43">- Игра запускается, при запуске игры видно игровое меню, которое состоит изкнопок: “Начать играть”, “Настройки” и "Выход" при этом на фоне играет музыка</text:span></text:p>
      <text:p text:style-name="P1"><text:span text:style-name="T43">- Кнопки меню кликабельные и соответствуют тому поведению, которое в них заложено:При нажатии на кнопку “Начать играть” загружается уровень, при нажатии на кнопку “Настройки” - окно настроек</text:span></text:p>
      <text:p text:style-name="P1"><text:span text:style-name="T43">- В окне настроек Можно включить/ выключить звук и музыку</text:span></text:p>
      <text:p text:style-name="P1"><text:span text:style-name="T43">- Персонаж совершает заложенные в него действия при нажатии на соответствующие кнопки на клавиатуре</text:span></text:p>
      <text:p text:style-name="P1"><text:span text:style-name="T43">- Персонаж перемащается по уровню не застревая в препятствиях и не проваливаясь</text:span></text:p>
      <text:p text:style-name="P1"><text:span text:style-name="T43">- Персонаж не совершает двойные прыжки</text:span></text:p>
      <text:p text:style-name="P1"><text:span text:style-name="T43">- Персонаж не летает по уровню</text:span></text:p>
      <text:p text:style-name="P1"><text:span text:style-name="T43">- Персонаж теряет одну единицу здоровья при столкновении с противником </text:span></text:p>
      <text:p text:style-name="P1"><text:span text:style-name="T43">- Персонаж теряет одну единицу здоровья при поподании внего выстрела противника</text:span></text:p>
      <text:p text:style-name="P1"><text:span text:style-name="T43">- У персонажа меняется оружие, появляется щит, пополняются очки здоровья, увеличиваются количество жизней, увеличивается количество очков при подьеме соответственного бонуса.</text:span></text:p>
      <text:p text:style-name="P1"><text:span text:style-name="T43">- У персонажа сгорает одна жизнь если закончились очки здоровья</text:span></text:p>
      <text:p text:style-name="P1"><text:span text:style-name="T43">- У персонажа сгорают все единицы здоровья и одна жизнь при падении в пропасть</text:span></text:p>
      <text:p text:style-name="P1"><text:span text:style-name="T43">-Счетчик жизней персонажа увеличивается на одну при наборе нкжного количества очков</text:span></text:p>
      <text:p text:style-name="P1"><text:span text:style-name="T43">- Щит на персонаже исчензает</text:span></text:p>
      <text:p text:style-name="P1"><text:span text:style-name="T43">- Имея щит персонаж не получает урон</text:span></text:p>
      <text:p text:style-name="P1"><text:span text:style-name="T43">- Погибая персонаж теряет одну жизнь и оружие сбрасивается на основное</text:span></text:p>
      <text:p text:style-name="P1"><text:span text:style-name="T43">- Персонаж возраждается на месте гибели</text:span></text:p>
      <text:p text:style-name="P1"><text:span text:style-name="T43">- Противники погибают от попаданий</text:span></text:p>
      <text:p text:style-name="P1"><text:span text:style-name="T43">- Из противников выпадают бонусы</text:span></text:p>
      <text:p text:style-name="P1"><text:span text:style-name="T43">-Движение заднего фона работает правильно без скачков и разрывов</text:span></text:p>
      <text:p text:style-name="P1"><text:span text:style-name="T43">- Звуки и музыка работают правильно</text:span></text:p>
      <text:p text:style-name="P1"><text:span text:style-name="T43">- Игру можно поставить на паузу</text:span></text:p>
      <text:p text:style-name="P1"><text:span text:style-name="T43">- При достижении конца уровня появляется соответствующее меню</text:span></text:p>
      <text:p text:style-name="P1"><text:span text:style-name="T43"/></text:p>
      <text:p text:style-name="P1"><text:span text:style-name="T43"/></text:p>
      <text:p text:style-name="P1"><text:span text:style-name="T43"><text:s text:c="10"/></text:span><text:span text:style-name="T4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